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9ffe" officeooo:paragraph-rsid="00029ffe" style:font-size-asian="12.25pt" style:font-size-complex="14pt"/>
    </style:style>
    <style:style style:name="P2" style:family="paragraph" style:parent-style-name="Standard">
      <style:text-properties fo:font-size="14pt" officeooo:rsid="0003c709" officeooo:paragraph-rsid="0003c709" style:font-size-asian="12.25pt" style:font-size-complex="14pt"/>
    </style:style>
    <style:style style:name="P3" style:family="paragraph" style:parent-style-name="Standard">
      <style:text-properties fo:font-size="14pt" officeooo:rsid="00065c54" officeooo:paragraph-rsid="00065c54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ap&lt;string,int&gt;wordscount;</text:p>
      <text:p text:style-name="P1"><text:s text:c="4"/>string str="Ravi had been saying that he had been there";</text:p>
      <text:p text:style-name="P1"><text:s text:c="4"/>string word;</text:p>
      <text:p text:style-name="P1"><text:s text:c="4"/>int start=0;</text:p>
      <text:p text:style-name="P1"><text:s text:c="4"/>for(int i=0;i&lt;str.length();i++)</text:p>
      <text:p text:style-name="P1"><text:s text:c="4"/>{</text:p>
      <text:p text:style-name="P1"><text:s text:c="8"/>int flag=1;</text:p>
      <text:p text:style-name="P1"><text:s text:c="8"/>if(str[i]==' ' || i==str.length())</text:p>
      <text:p text:style-name="P1"><text:s text:c="8"/>{</text:p>
      <text:p text:style-name="P1"><text:s text:c="12"/>for(auto it=wordscount.begin();it!=wordscount.end();it++)</text:p>
      <text:p text:style-name="P1"><text:s text:c="12"/>{</text:p>
      <text:p text:style-name="P1"><text:s text:c="16"/>if(it-&gt;first==word)</text:p>
      <text:p text:style-name="P1"><text:s text:c="16"/>{</text:p>
      <text:p text:style-name="P1"><text:s text:c="20"/>cout&lt;&lt;it-&gt;first&lt;&lt;endl;</text:p>
      <text:p text:style-name="P1"><text:s text:c="20"/>flag=0;</text:p>
      <text:p text:style-name="P1"><text:s text:c="16"/>}</text:p>
      <text:p text:style-name="P1"><text:s text:c="12"/>}</text:p>
      <text:p text:style-name="P1"><text:s text:c="12"/>wordscount.insert(make_pair(word,1));</text:p>
      <text:p text:style-name="P1"><text:s text:c="12"/>start=i+1;</text:p>
      <text:p text:style-name="P1"><text:s text:c="12"/>word.clear();</text:p>
      <text:p text:style-name="P1"><text:s text:c="8"/>}</text:p>
      <text:p text:style-name="P1"><text:s text:c="8"/>else</text:p>
      <text:p text:style-name="P1"><text:s text:c="8"/>{</text:p>
      <text:p text:style-name="P1"><text:s text:c="12"/>word.push_back(str[i]);</text:p>
      <text:p text:style-name="P1"><text:s text:c="8"/>}</text:p>
      <text:p text:style-name="P1"><text:s text:c="8"/>if(!flag)</text:p>
      <text:p text:style-name="P1"><text:s text:c="12"/>break;</text:p>
      <text:p text:style-name="P1"><text:s text:c="4"/>}</text:p>
      <text:p text:style-name="P1"><text:s text:c="4"/>return 0;</text:p>
      <text:p text:style-name="P1">}</text:p>
      <text:p text:style-name="P1"/>
      <text:p text:style-name="P1">3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ap&lt;string,int&gt;wordscount;</text:p>
      <text:p text:style-name="P1"><text:s text:c="4"/>string str="Ravi had been saying that he had been there";</text:p>
      <text:p text:style-name="P1"><text:soft-page-break/><text:s text:c="4"/>string word;</text:p>
      <text:p text:style-name="P1"><text:s text:c="4"/>int start=0;</text:p>
      <text:p text:style-name="P1"><text:s text:c="4"/>for(int i=0;i&lt;=str.length();i++)</text:p>
      <text:p text:style-name="P1"><text:s text:c="4"/>{</text:p>
      <text:p text:style-name="P1"><text:s text:c="8"/>if(str[i]==' ' || i==str.length())</text:p>
      <text:p text:style-name="P1"><text:s text:c="8"/>{</text:p>
      <text:p text:style-name="P1"><text:s text:c="12"/>int flag=1;</text:p>
      <text:p text:style-name="P1"><text:s text:c="12"/>for(auto it=wordscount.begin();it!=wordscount.end();it++)</text:p>
      <text:p text:style-name="P1"><text:s text:c="12"/>{</text:p>
      <text:p text:style-name="P1"><text:s text:c="16"/>if(it-&gt;first==word)</text:p>
      <text:p text:style-name="P1"><text:s text:c="16"/>{</text:p>
      <text:p text:style-name="P1"><text:s text:c="20"/>it-&gt;second++;</text:p>
      <text:p text:style-name="P1"><text:s text:c="20"/>flag=0;</text:p>
      <text:p text:style-name="P1"><text:s text:c="16"/>}</text:p>
      <text:p text:style-name="P1"><text:s text:c="12"/>}</text:p>
      <text:p text:style-name="P1"><text:s text:c="12"/>if(flag)</text:p>
      <text:p text:style-name="P1"><text:s text:c="16"/>wordscount.insert(make_pair(word,1));</text:p>
      <text:p text:style-name="P1"><text:s text:c="12"/>start=i+1;</text:p>
      <text:p text:style-name="P1"><text:s text:c="12"/>word.clear();</text:p>
      <text:p text:style-name="P1"><text:s text:c="8"/>}</text:p>
      <text:p text:style-name="P1"><text:s text:c="8"/>else</text:p>
      <text:p text:style-name="P1"><text:s text:c="8"/>{</text:p>
      <text:p text:style-name="P1"><text:s text:c="12"/>word.push_back(str[i]);</text:p>
      <text:p text:style-name="P1"><text:s text:c="8"/>}</text:p>
      <text:p text:style-name="P1"><text:s text:c="4"/>}</text:p>
      <text:p text:style-name="P1"><text:s text:c="4"/>for(auto it=wordscount.begin();it!=wordscount.end();it++)</text:p>
      <text:p text:style-name="P1"><text:s text:c="4"/>{</text:p>
      <text:p text:style-name="P1"><text:s text:c="8"/>cout&lt;&lt;it-&gt;first&lt;&lt;" : "&lt;&lt;it-&gt;second&lt;&lt;endl;</text:p>
      <text:p text:style-name="P1"><text:s text:c="4"/>}</text:p>
      <text:p text:style-name="P1"><text:s text:c="4"/>return 0;</text:p>
      <text:p text:style-name="P1">}</text:p>
      <text:p text:style-name="P1"/>
      <text:p text:style-name="P1">4)#include&lt;iostream&gt;</text:p>
      <text:p text:style-name="P1">#include&lt;unordered_map&gt;</text:p>
      <text:p text:style-name="P1">using namespace std;</text:p>
      <text:p text:style-name="P1"/>
      <text:p text:style-name="P1">int main()</text:p>
      <text:p text:style-name="P1">{</text:p>
      <text:p text:style-name="P1"><text:s text:c="4"/>unordered_map&lt;string,int&gt;wordscount;</text:p>
      <text:p text:style-name="P1"><text:s text:c="4"/>string str="Ravi had been saying that he had been there";</text:p>
      <text:p text:style-name="P1"><text:s text:c="4"/>string word;</text:p>
      <text:p text:style-name="P1"><text:s text:c="4"/>int start=0;</text:p>
      <text:p text:style-name="P1"><text:s text:c="4"/>for(int i=0;i&lt;=str.length();i++)</text:p>
      <text:p text:style-name="P1"><text:s text:c="4"/>{</text:p>
      <text:p text:style-name="P1"><text:s text:c="8"/>if(str[i]==' ' || i==str.length())</text:p>
      <text:p text:style-name="P1"><text:soft-page-break/><text:s text:c="8"/>{</text:p>
      <text:p text:style-name="P1"><text:s text:c="12"/>int flag=1;</text:p>
      <text:p text:style-name="P1"><text:s text:c="12"/>for(auto it=wordscount.begin();it!=wordscount.end();it++)</text:p>
      <text:p text:style-name="P1"><text:s text:c="12"/>{</text:p>
      <text:p text:style-name="P1"><text:s text:c="16"/>if(it-&gt;first==word)</text:p>
      <text:p text:style-name="P1"><text:s text:c="16"/>{</text:p>
      <text:p text:style-name="P1"><text:s text:c="20"/>it-&gt;second++;</text:p>
      <text:p text:style-name="P1"><text:s text:c="20"/>flag=0;</text:p>
      <text:p text:style-name="P1"><text:s text:c="16"/>}</text:p>
      <text:p text:style-name="P1"><text:s text:c="12"/>}</text:p>
      <text:p text:style-name="P1"><text:s text:c="12"/>if(flag)</text:p>
      <text:p text:style-name="P1"><text:s text:c="16"/>wordscount.insert(make_pair(word,1));</text:p>
      <text:p text:style-name="P1"><text:s text:c="12"/>start=i+1;</text:p>
      <text:p text:style-name="P1"><text:s text:c="12"/>word.clear();</text:p>
      <text:p text:style-name="P1"><text:s text:c="8"/>}</text:p>
      <text:p text:style-name="P1"><text:s text:c="8"/>else</text:p>
      <text:p text:style-name="P1"><text:s text:c="8"/>{</text:p>
      <text:p text:style-name="P1"><text:s text:c="12"/>word.push_back(str[i]);</text:p>
      <text:p text:style-name="P1"><text:s text:c="8"/>}</text:p>
      <text:p text:style-name="P1"><text:s text:c="4"/>}</text:p>
      <text:p text:style-name="P1"><text:s text:c="4"/>string word_find="had";</text:p>
      <text:p text:style-name="P1"><text:s text:c="4"/>auto it=wordscount.find(word_find);</text:p>
      <text:p text:style-name="P1"><text:s text:c="4"/>if(it-&gt;first==word_find)</text:p>
      <text:p text:style-name="P1"><text:s text:c="8"/>cout&lt;&lt;"Word Found"&lt;&lt;endl;</text:p>
      <text:p text:style-name="P1"><text:s text:c="4"/>else</text:p>
      <text:p text:style-name="P1"><text:s text:c="8"/>cout&lt;&lt;"Word Not Found"&lt;&lt;endl;</text:p>
      <text:p text:style-name="P1"/>
      <text:p text:style-name="P1"><text:s text:c="4"/>return 0;</text:p>
      <text:p text:style-name="P1">}</text:p>
      <text:p text:style-name="P1"/>
      <text:p text:style-name="P2">5)#include&lt;iostream&gt;</text:p>
      <text:p text:style-name="P2">#include&lt;unordered_map&gt;</text:p>
      <text:p text:style-name="P2">using namespace std;</text:p>
      <text:p text:style-name="P2"/>
      <text:p text:style-name="P2">int main()</text:p>
      <text:p text:style-name="P2">{</text:p>
      <text:p text:style-name="P2"><text:s text:c="4"/>unordered_map&lt;int,int&gt;map;</text:p>
      <text:p text:style-name="P2"><text:s text:c="4"/>long unsigned int num;</text:p>
      <text:p text:style-name="P2"><text:s text:c="4"/>cout&lt;&lt;"Enter any number : ";</text:p>
      <text:p text:style-name="P2"><text:s text:c="4"/>cin&gt;&gt;num;</text:p>
      <text:p text:style-name="P2"/>
      <text:p text:style-name="P2"><text:s text:c="4"/>while(num)</text:p>
      <text:p text:style-name="P2"><text:s text:c="4"/>{</text:p>
      <text:p text:style-name="P2"><text:s text:c="8"/>int n=num%10;</text:p>
      <text:p text:style-name="P2"/>
      <text:p text:style-name="P2"><text:soft-page-break/><text:s text:c="8"/>if(map.count(n))</text:p>
      <text:p text:style-name="P2"><text:s text:c="12"/>map[n]+=1;</text:p>
      <text:p text:style-name="P2"><text:s text:c="8"/>else</text:p>
      <text:p text:style-name="P2"><text:s text:c="12"/>map.insert(make_pair(n,1));</text:p>
      <text:p text:style-name="P2"><text:s text:c="8"/></text:p>
      <text:p text:style-name="P2"><text:s text:c="8"/>num/=10;</text:p>
      <text:p text:style-name="P2"><text:s text:c="4"/>}</text:p>
      <text:p text:style-name="P2"/>
      <text:p text:style-name="P2"><text:s text:c="4"/>for(auto it=map.begin();it!=map.end();it++)</text:p>
      <text:p text:style-name="P2"><text:s text:c="4"/>{</text:p>
      <text:p text:style-name="P2"><text:s text:c="8"/>cout&lt;&lt;"Frequency of "&lt;&lt;it-&gt;first&lt;&lt;" is "&lt;&lt;it-&gt;second&lt;&lt;" . ";</text:p>
      <text:p text:style-name="P2"/>
      <text:p text:style-name="P2"><text:s text:c="8"/>for(int i=2;;i=i*2)</text:p>
      <text:p text:style-name="P2"><text:s text:c="8"/>{</text:p>
      <text:p text:style-name="P2"><text:s text:c="12"/>if(i&gt;it-&gt;second)</text:p>
      <text:p text:style-name="P2"><text:s text:c="12"/>{</text:p>
      <text:p text:style-name="P2"><text:s text:c="16"/>if(it-&gt;second-(i/2) &lt; i-it-&gt;second)</text:p>
      <text:p text:style-name="P2"><text:s text:c="20"/>cout&lt;&lt;"Nearest Power of two for frequency of "&lt;&lt;it-&gt;second</text:p>
      <text:p text:style-name="P2"><text:s text:c="20"/>&lt;&lt;" is "&lt;&lt;i/2&lt;&lt;endl;</text:p>
      <text:p text:style-name="P2"><text:s text:c="16"/>else</text:p>
      <text:p text:style-name="P2"><text:s text:c="20"/>cout&lt;&lt;"Nearest Power of two for frequency of "&lt;&lt;it-&gt;second</text:p>
      <text:p text:style-name="P2"><text:s text:c="20"/>&lt;&lt;" is "&lt;&lt;i&lt;&lt;endl;</text:p>
      <text:p text:style-name="P2"><text:s text:c="16"/>break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3">6)#include&lt;iostream&gt;</text:p>
      <text:p text:style-name="P3">#include&lt;unordered_map&gt;</text:p>
      <text:p text:style-name="P3">#include&lt;vector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ap&lt;int,int&gt;map;</text:p>
      <text:p text:style-name="P3"><text:s text:c="4"/>vector&lt;int&gt;prime;</text:p>
      <text:p text:style-name="P3"><text:s text:c="4"/>int l,k,r;</text:p>
      <text:p text:style-name="P3"/>
      <text:p text:style-name="P3"><text:s text:c="4"/>cout&lt;&lt;"Enter lower and upper number and range : ";</text:p>
      <text:p text:style-name="P3"><text:s text:c="4"/>cin&gt;&gt;l&gt;&gt;k&gt;&gt;r;</text:p>
      <text:p text:style-name="P3"/>
      <text:p text:style-name="P3"><text:s text:c="4"/>for(int i=l;i&lt;=k;i++)</text:p>
      <text:p text:style-name="P3"><text:soft-page-break/><text:s text:c="4"/>{</text:p>
      <text:p text:style-name="P3"><text:s text:c="8"/>if(i==1 || i==2)</text:p>
      <text:p text:style-name="P3"><text:s text:c="12"/>continue;</text:p>
      <text:p text:style-name="P3"><text:s text:c="8"/>int flag=1;</text:p>
      <text:p text:style-name="P3"><text:s text:c="8"/>for(int j=2;j&lt;=i/2;j++)</text:p>
      <text:p text:style-name="P3"><text:s text:c="8"/>{</text:p>
      <text:p text:style-name="P3"><text:s text:c="12"/>if( i%j == 0)</text:p>
      <text:p text:style-name="P3"><text:s text:c="12"/>{</text:p>
      <text:p text:style-name="P3"><text:s text:c="16"/>flag=0;</text:p>
      <text:p text:style-name="P3"><text:s text:c="16"/>break;</text:p>
      <text:p text:style-name="P3"><text:s text:c="12"/>}</text:p>
      <text:p text:style-name="P3"><text:s text:c="8"/>}</text:p>
      <text:p text:style-name="P3"><text:s text:c="8"/>if(flag)</text:p>
      <text:p text:style-name="P3"><text:s text:c="12"/>prime.push_back(i);</text:p>
      <text:p text:style-name="P3"><text:s text:c="4"/>}</text:p>
      <text:p text:style-name="P3"/>
      <text:p text:style-name="P3"><text:s text:c="4"/>for(int i=0;i&lt;prime.size();i++)</text:p>
      <text:p text:style-name="P3"><text:s text:c="4"/>{</text:p>
      <text:p text:style-name="P3"><text:s text:c="8"/>for(int j=i+1;j&lt;prime.size();j++)</text:p>
      <text:p text:style-name="P3"><text:s text:c="8"/>{</text:p>
      <text:p text:style-name="P3"><text:s text:c="12"/>if((prime[j]-prime[i])==r)</text:p>
      <text:p text:style-name="P3"><text:s text:c="16"/>map.insert(make_pair(prime[i],prime[j]));</text:p>
      <text:p text:style-name="P3"><text:s text:c="8"/>}</text:p>
      <text:p text:style-name="P3"><text:s text:c="4"/>}</text:p>
      <text:p text:style-name="P3"/>
      <text:p text:style-name="P3"><text:s text:c="4"/>for(auto it=map.begin();it!=map.end();it++)</text:p>
      <text:p text:style-name="P3"><text:s text:c="8"/>cout&lt;&lt;"("&lt;&lt;it-&gt;first&lt;&lt;","&lt;&lt;it-&gt;second&lt;&lt;"),";</text:p>
      <text:p text:style-name="P3"><text:s text:c="4"/>return 0;</text:p>
      <text:p text:style-name="P3">}</text:p>
      <text:p text:style-name="P3"/>
      <text:p text:style-name="P3">7)#include&lt;iostream&gt;</text:p>
      <text:p text:style-name="P3">#include&lt;unordered_map&gt;</text:p>
      <text:p text:style-name="P3">#include&lt;vector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ap&lt;int,int&gt;map1,map2;</text:p>
      <text:p text:style-name="P3"/>
      <text:p text:style-name="P3"><text:s text:c="4"/>map1.insert(make_pair(1,9));</text:p>
      <text:p text:style-name="P3"><text:s text:c="4"/>map1.insert(make_pair(2,8));</text:p>
      <text:p text:style-name="P3"><text:s text:c="4"/>map1.insert(make_pair(3,7));</text:p>
      <text:p text:style-name="P3"><text:s text:c="4"/>map1.insert(make_pair(4,6));</text:p>
      <text:p text:style-name="P3"><text:s text:c="4"/>map1.insert(make_pair(5,5));</text:p>
      <text:p text:style-name="P3"/>
      <text:p text:style-name="P3"><text:soft-page-break/><text:s text:c="4"/>map2=map1;</text:p>
      <text:p text:style-name="P3"/>
      <text:p text:style-name="P3"><text:s text:c="4"/>for(auto it=map2.begin();it!=map2.end();it++)</text:p>
      <text:p text:style-name="P3"><text:s text:c="8"/>cout&lt;&lt;it-&gt;first&lt;&lt;","&lt;&lt;it-&gt;second&lt;&lt;endl;</text:p>
      <text:p text:style-name="P3"/>
      <text:p text:style-name="P3"><text:s text:c="4"/>return 0;</text:p>
      <text:p text:style-name="P3">}</text:p>
      <text:p text:style-name="P3"/>
      <text:p text:style-name="P3">8)#include&lt;iostream&gt;</text:p>
      <text:p text:style-name="P3">#include&lt;unordered_map&gt;</text:p>
      <text:p text:style-name="P3">#include&lt;vector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ap&lt;int,int&gt;map;</text:p>
      <text:p text:style-name="P3"/>
      <text:p text:style-name="P3"><text:s text:c="4"/>map[1]=10;</text:p>
      <text:p text:style-name="P3"><text:s text:c="4"/>map[2]=20;</text:p>
      <text:p text:style-name="P3"><text:s text:c="4"/>map[3]=30;</text:p>
      <text:p text:style-name="P3"><text:s text:c="4"/>map[4]=40;</text:p>
      <text:p text:style-name="P3"><text:s text:c="4"/>map[5]=50;</text:p>
      <text:p text:style-name="P3"/>
      <text:p text:style-name="P3"><text:s text:c="4"/>for(auto it=map.begin();it!=map.end();it++)</text:p>
      <text:p text:style-name="P3"><text:s text:c="8"/>cout&lt;&lt;it-&gt;first&lt;&lt;","&lt;&lt;it-&gt;second&lt;&lt;endl;</text:p>
      <text:p text:style-name="P3"/>
      <text:p text:style-name="P3"><text:s text:c="4"/>return 0;</text:p>
      <text:p text:style-name="P3">}</text:p>
      <text:p text:style-name="P3"/>
      <text:p text:style-name="P3">9)#include&lt;iostream&gt;</text:p>
      <text:p text:style-name="P3">#include&lt;unordered_map&gt;</text:p>
      <text:p text:style-name="P3">#include&lt;vector&gt;</text:p>
      <text:p text:style-name="P3">#include&lt;queue&gt;</text:p>
      <text:p text:style-name="P3">using namespace std;</text:p>
      <text:p text:style-name="P3"/>
      <text:p text:style-name="P3">int main()</text:p>
      <text:p text:style-name="P3">{</text:p>
      <text:p text:style-name="P3"><text:s text:c="4"/>unordered_map&lt;char,int&gt;map;</text:p>
      <text:p text:style-name="P3"><text:s text:c="4"/>string str;</text:p>
      <text:p text:style-name="P3"><text:s text:c="4"/>cout&lt;&lt;"Enter the string : ";</text:p>
      <text:p text:style-name="P3"><text:s text:c="4"/>cin&gt;&gt;str;</text:p>
      <text:p text:style-name="P3"/>
      <text:p text:style-name="P3"><text:s text:c="4"/>for(int i=0;i&lt;str.length();i++)</text:p>
      <text:p text:style-name="P3"><text:s text:c="4"/>{</text:p>
      <text:p text:style-name="P3"><text:s text:c="8"/>if(map.contains(str[i]))</text:p>
      <text:p text:style-name="P3"><text:soft-page-break/><text:s text:c="12"/>map[str[i]]+=1;</text:p>
      <text:p text:style-name="P3"><text:s text:c="8"/>else</text:p>
      <text:p text:style-name="P3"><text:s text:c="12"/>map.insert(make_pair(str[i],1));</text:p>
      <text:p text:style-name="P3"><text:s text:c="4"/>}</text:p>
      <text:p text:style-name="P3"/>
      <text:p text:style-name="P3"><text:s text:c="4"/>priority_queue&lt;int&gt;que;</text:p>
      <text:p text:style-name="P3"><text:s text:c="4"/>for(auto it=map.begin();it!=map.end();it++)</text:p>
      <text:p text:style-name="P3"><text:s text:c="8"/>que.push(it-&gt;second);</text:p>
      <text:p text:style-name="P3"><text:s text:c="4"/></text:p>
      <text:p text:style-name="P3"><text:s text:c="4"/>int steps=0;</text:p>
      <text:p text:style-name="P3"><text:s text:c="4"/></text:p>
      <text:p text:style-name="P3"><text:s text:c="4"/>do{</text:p>
      <text:p text:style-name="P3"><text:s text:c="8"/>int num=que.top();</text:p>
      <text:p text:style-name="P3"><text:s text:c="8"/>que.pop();</text:p>
      <text:p text:style-name="P3"><text:s text:c="8"/>if(!que.empty() &amp;&amp; que.top()==num)</text:p>
      <text:p text:style-name="P3"><text:s text:c="8"/>{</text:p>
      <text:p text:style-name="P3"><text:s text:c="12"/>int temp = que.top();</text:p>
      <text:p text:style-name="P3"><text:s text:c="12"/>que.push(temp-1);</text:p>
      <text:p text:style-name="P3"><text:s text:c="12"/>steps++;</text:p>
      <text:p text:style-name="P3"><text:s text:c="8"/>}</text:p>
      <text:p text:style-name="P3"><text:s text:c="4"/>}while(!que.empty());</text:p>
      <text:p text:style-name="P3"/>
      <text:p text:style-name="P3"><text:s text:c="4"/>cout&lt;&lt;"Number of steps to make each character unique is "&lt;&lt;steps&lt;&lt;endl;</text:p>
      <text:p text:style-name="P3"><text:s text:c="4"/>return 0;</text:p>
      <text:p text:style-name="P3">}</text:p>
      <text:p text:style-name="P3"/>
      <text:p text:style-name="P3">10)#include&lt;iostream&gt;</text:p>
      <text:p text:style-name="P3">#include&lt;unordered_map&gt;</text:p>
      <text:p text:style-name="P3">#include&lt;queue&gt;</text:p>
      <text:p text:style-name="P3">using namespace std;</text:p>
      <text:p text:style-name="P3"/>
      <text:p text:style-name="P3">int main()</text:p>
      <text:p text:style-name="P3">{</text:p>
      <text:p text:style-name="P3"><text:s text:c="4"/>int n;</text:p>
      <text:p text:style-name="P3"><text:s text:c="4"/>cout&lt;&lt;"Enter the size of the array : ";</text:p>
      <text:p text:style-name="P3"><text:s text:c="4"/>cin&gt;&gt;n;</text:p>
      <text:p text:style-name="P3"><text:s text:c="4"/>int arr[n];</text:p>
      <text:p text:style-name="P3"/>
      <text:p text:style-name="P3"><text:s text:c="4"/>cout&lt;&lt;"Enter elements of the array : ";</text:p>
      <text:p text:style-name="P3"><text:s text:c="4"/>for(int i=0;i&lt;n;i++)</text:p>
      <text:p text:style-name="P3"><text:s text:c="8"/>cin&gt;&gt;arr[i];</text:p>
      <text:p text:style-name="P3"/>
      <text:p text:style-name="P3"><text:s text:c="4"/>unordered_map&lt;int,int&gt;map1,map2;</text:p>
      <text:p text:style-name="P3"/>
      <text:p text:style-name="P3"><text:s text:c="4"/>for(int i=0;i&lt;n;i++)</text:p>
      <text:p text:style-name="P3"><text:soft-page-break/><text:s text:c="4"/>{</text:p>
      <text:p text:style-name="P3"><text:s text:c="8"/>if(map1.contains(arr[i]))</text:p>
      <text:p text:style-name="P3"><text:s text:c="12"/>map1[arr[i]]+=1;</text:p>
      <text:p text:style-name="P3"><text:s text:c="8"/>else</text:p>
      <text:p text:style-name="P3"><text:s text:c="12"/>map1.insert(make_pair(arr[i],1));</text:p>
      <text:p text:style-name="P3"><text:s text:c="4"/>}</text:p>
      <text:p text:style-name="P3"/>
      <text:p text:style-name="P3"><text:s text:c="4"/>for(auto it=map1.begin();it!=map1.end();it++)</text:p>
      <text:p text:style-name="P3"><text:s text:c="4"/>{</text:p>
      <text:p text:style-name="P3"><text:s text:c="8"/>if(map2.contains(it-&gt;second))</text:p>
      <text:p text:style-name="P3"><text:s text:c="8"/>{</text:p>
      <text:p text:style-name="P3"><text:s text:c="12"/>int temp=map2[it-&gt;second];</text:p>
      <text:p text:style-name="P3"><text:s text:c="12"/>if(it-&gt;first &gt; temp)</text:p>
      <text:p text:style-name="P3"><text:s text:c="16"/>map2[it-&gt;second]=it-&gt;first;</text:p>
      <text:p text:style-name="P3"><text:s text:c="8"/>}</text:p>
      <text:p text:style-name="P3"><text:s text:c="8"/>else</text:p>
      <text:p text:style-name="P3"><text:s text:c="12"/>map2.insert(make_pair(it-&gt;second,it-&gt;first));</text:p>
      <text:p text:style-name="P3"><text:s text:c="4"/>}</text:p>
      <text:p text:style-name="P3"><text:s text:c="4"/></text:p>
      <text:p text:style-name="P3"><text:s text:c="4"/>auto it=map2.begin();</text:p>
      <text:p text:style-name="P3"><text:s text:c="4"/>int num=it-&gt;second,freq=it-&gt;first;</text:p>
      <text:p text:style-name="P3"><text:s text:c="4"/>for(auto it=map2.begin();it!=map2.end();it++)</text:p>
      <text:p text:style-name="P3"><text:s text:c="4"/>{</text:p>
      <text:p text:style-name="P3"><text:s text:c="8"/>if(it-&gt;first &lt; freq)</text:p>
      <text:p text:style-name="P3"><text:s text:c="8"/>{</text:p>
      <text:p text:style-name="P3"><text:s text:c="12"/>freq=it-&gt;first;</text:p>
      <text:p text:style-name="P3"><text:s text:c="12"/>num=it-&gt;second;</text:p>
      <text:p text:style-name="P3"><text:s text:c="8"/>}</text:p>
      <text:p text:style-name="P3"><text:s text:c="4"/>}</text:p>
      <text:p text:style-name="P3"/>
      <text:p text:style-name="P3"><text:s text:c="4"/>cout&lt;&lt;"Highest element with minimum frequency "&lt;&lt;freq&lt;&lt;" is "&lt;&lt;num&lt;&lt;endl;</text:p>
      <text:p text:style-name="P3"><text:s text:c="4"/>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43:24.810422555</meta:creation-date>
    <dc:date>2024-02-24T20:47:19.299043752</dc:date>
    <meta:editing-duration>PT4H41M43S</meta:editing-duration>
    <meta:editing-cycles>3</meta:editing-cycles>
    <meta:generator>LibreOffice/7.6.4.1$MacOSX_X86_64 LibreOffice_project/e19e193f88cd6c0525a17fb7a176ed8e6a3e2aa1</meta:generator>
    <meta:document-statistic meta:table-count="0" meta:image-count="0" meta:object-count="0" meta:page-count="8" meta:paragraph-count="307" meta:word-count="511" meta:character-count="6880" meta:non-whitespace-character-count="4683"/>
  </office:meta>
</office:document-meta>
</file>